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704cm" fo:min-width="1.4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704cm" fo:min-width="2.677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704cm" fo:min-width="1.577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704cm" fo:min-width="1.077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704cm" fo:min-width="2.07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04cm" fo:min-width="2.749cm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04cm" fo:min-width="1.8cm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04cm" fo:min-width="0.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7cm" svg:height="0.954cm" svg:x="1cm" svg:y="11.6cm">
          <draw:text-box>
            <text:p>author</text:p>
          </draw:text-box>
        </draw:frame>
        <draw:line draw:style-name="gr2" draw:text-style-name="P2" draw:layer="layout" svg:x1="7.7cm" svg:y1="10.1cm" svg:x2="9.1cm" svg:y2="11.3cm">
          <text:p/>
        </draw:line>
        <draw:frame draw:style-name="gr3" draw:text-style-name="P1" draw:layer="layout" svg:width="3.283cm" svg:height="0.954cm" svg:x="1.517cm" svg:y="1.6cm">
          <draw:text-box>
            <text:p>repository</text:p>
          </draw:text-box>
        </draw:frame>
        <draw:frame draw:style-name="gr4" draw:text-style-name="P1" draw:layer="layout" svg:width="2.369cm" svg:height="0.954cm" svg:x="10.9cm" svg:y="7.2cm">
          <draw:text-box>
            <text:p>history</text:p>
          </draw:text-box>
        </draw:frame>
        <draw:frame draw:style-name="gr3" draw:text-style-name="P1" draw:layer="layout" svg:width="3.588cm" svg:height="0.954cm" svg:x="9.412cm" svg:y="11.3cm">
          <draw:text-box>
            <text:p>differences</text:p>
          </draw:text-box>
        </draw:frame>
        <draw:frame draw:style-name="gr5" draw:text-style-name="P1" draw:layer="layout" svg:width="1.628cm" svg:height="0.954cm" svg:x="11.623cm" svg:y="2.8cm">
          <draw:text-box>
            <text:p>files</text:p>
          </draw:text-box>
        </draw:frame>
        <draw:frame draw:style-name="gr3" draw:text-style-name="P1" draw:layer="layout" svg:width="3.177cm" svg:height="0.954cm" svg:x="6.317cm" svg:y="5.046cm">
          <draw:text-box>
            <text:p>branch</text:p>
          </draw:text-box>
        </draw:frame>
        <draw:frame draw:style-name="gr6" draw:text-style-name="P1" draw:layer="layout" svg:width="2.577cm" svg:height="0.954cm" svg:x="4.923cm" svg:y="8.9cm">
          <draw:text-box>
            <text:p>commit</text:p>
          </draw:text-box>
        </draw:frame>
        <draw:frame draw:style-name="gr3" draw:text-style-name="P1" draw:layer="layout" svg:width="4.092cm" svg:height="0.954cm" svg:x="2.8cm" svg:y="13.146cm">
          <draw:text-box>
            <text:p>log message</text:p>
          </draw:text-box>
        </draw:frame>
        <draw:line draw:style-name="gr2" draw:text-style-name="P2" draw:layer="layout" svg:x1="4.2cm" svg:y1="3cm" svg:x2="6.4cm" svg:y2="4.8cm">
          <text:p/>
        </draw:line>
        <draw:line draw:style-name="gr2" draw:text-style-name="P2" draw:layer="layout" svg:x1="9.6cm" svg:y1="4.8cm" svg:x2="11.4cm" svg:y2="3.6cm">
          <text:p/>
        </draw:line>
        <draw:line draw:style-name="gr2" draw:text-style-name="P2" draw:layer="layout" svg:x1="12.7cm" svg:y1="4.2cm" svg:x2="12.5cm" svg:y2="6.9cm">
          <text:p/>
        </draw:line>
        <draw:line draw:style-name="gr2" draw:text-style-name="P2" draw:layer="layout" svg:x1="10.6cm" svg:y1="8.2cm" svg:x2="7.8cm" svg:y2="9.4cm">
          <text:p/>
        </draw:line>
        <draw:line draw:style-name="gr7" draw:text-style-name="P2" draw:layer="layout" svg:x1="5.4cm" svg:y1="10.2cm" svg:x2="4.3cm" svg:y2="11.8cm">
          <text:p/>
        </draw:line>
        <draw:line draw:style-name="gr2" draw:text-style-name="P2" draw:layer="layout" svg:x1="4.3cm" svg:y1="11.8cm" svg:x2="4.6cm" svg:y2="12.8cm">
          <text:p/>
        </draw:line>
        <draw:line draw:style-name="gr2" draw:text-style-name="P2" draw:layer="layout" svg:x1="4.307cm" svg:y1="11.8cm" svg:x2="3.5cm" svg:y2="12cm">
          <text:p/>
        </draw:line>
        <draw:line draw:style-name="gr2" draw:text-style-name="P2" draw:layer="layout" svg:x1="11.4cm" svg:y1="10.7cm" svg:x2="12.2cm" svg:y2="8.7cm">
          <text:p/>
        </draw:line>
        <draw:line draw:style-name="gr7" draw:text-style-name="P2" draw:layer="layout" svg:x1="5.7cm" svg:y1="5.7cm" svg:x2="4.4cm" svg:y2="6cm">
          <text:p/>
        </draw:line>
        <draw:line draw:style-name="gr7" draw:text-style-name="P2" draw:layer="layout" svg:x1="4.4cm" svg:y1="4.6cm" svg:x2="4.4cm" svg:y2="6cm">
          <text:p/>
        </draw:line>
        <draw:line draw:style-name="gr2" draw:text-style-name="P2" draw:layer="layout" svg:x1="4.4cm" svg:y1="4.6cm" svg:x2="6.1cm" svg:y2="5.1cm">
          <text:p/>
        </draw:line>
        <draw:line draw:style-name="gr2" draw:text-style-name="P2" draw:layer="layout" svg:x1="7.6cm" svg:y1="6.3cm" svg:x2="6.3cm" svg:y2="8.6cm">
          <text:p/>
        </draw:line>
        <draw:frame draw:style-name="gr8" draw:text-style-name="P4" draw:layer="layout" svg:width="3.249cm" svg:height="0.954cm" svg:x="5.4cm" svg:y="3cm">
          <draw:text-box>
            <text:p text:style-name="P3"><text:span text:style-name="T1">has many</text:span></text:p>
          </draw:text-box>
        </draw:frame>
        <draw:frame draw:style-name="gr8" draw:text-style-name="P4" draw:layer="layout" svg:width="3.249cm" svg:height="0.954cm" svg:x="7.151cm" svg:y="1.1cm">
          <draw:text-box>
            <text:p text:style-name="P3"><text:span text:style-name="T1">contains</text:span></text:p>
          </draw:text-box>
        </draw:frame>
        <draw:frame draw:style-name="gr8" draw:text-style-name="P4" draw:layer="layout" svg:width="3.249cm" svg:height="0.954cm" svg:x="3.7cm" svg:y="6.8cm">
          <draw:text-box>
            <text:p text:style-name="P3"><text:span text:style-name="T1">includes</text:span></text:p>
          </draw:text-box>
        </draw:frame>
        <draw:frame draw:style-name="gr9" draw:text-style-name="P4" draw:layer="layout" svg:width="2.614cm" svg:height="0.954cm" svg:x="5.186cm" svg:y="10.746cm">
          <draw:text-box>
            <text:p text:style-name="P3"><text:span text:style-name="T1">records</text:span></text:p>
          </draw:text-box>
        </draw:frame>
        <draw:line draw:style-name="gr2" draw:text-style-name="P2" draw:layer="layout" svg:x1="5.1cm" svg:y1="2.146cm" svg:x2="11.3cm" svg:y2="2.946cm">
          <text:p/>
        </draw:line>
        <draw:frame draw:style-name="gr9" draw:text-style-name="P4" draw:layer="layout" svg:width="3.216cm" svg:height="0.954cm" svg:x="12.386cm" svg:y="9.3cm">
          <draw:text-box>
            <text:p text:style-name="P3"><text:span text:style-name="T1">constitute</text:span></text:p>
          </draw:text-box>
        </draw:frame>
        <draw:frame draw:style-name="gr10" draw:text-style-name="P4" draw:layer="layout" svg:width="1.874cm" svg:height="0.954cm" svg:x="13.2cm" svg:y="5.046cm">
          <draw:text-box>
            <text:p text:style-name="P3"><text:span text:style-name="T1">have</text:span></text:p>
          </draw:text-box>
        </draw:frame>
        <draw:frame draw:style-name="gr10" draw:text-style-name="P4" draw:layer="layout" svg:width="2.648cm" svg:height="2.36cm" svg:x="1.5cm" svg:y="4.046cm">
          <draw:text-box>
            <text:p text:style-name="P3"><text:span text:style-name="T1">can be</text:span></text:p>
            <text:p text:style-name="P3"><text:span text:style-name="T1">merged</text:span></text:p>
            <text:p text:style-name="P3"><text:span text:style-name="T1">with</text:span></text:p>
          </draw:text-box>
        </draw:frame>
        <draw:frame draw:style-name="gr9" draw:text-style-name="P6" draw:layer="layout" svg:width="2.614cm" svg:height="1.657cm" svg:x="7.284cm" svg:y="7.446cm">
          <draw:text-box>
            <text:p text:style-name="P5"><text:span text:style-name="T1">created</text:span></text:p>
            <text:p text:style-name="P5"><text:span text:style-name="T1">b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2:21:48.153066000</meta:creation-date>
    <dc:date>2017-08-29T08:48:07.555378000</dc:date>
    <meta:editing-duration>PT6M1S</meta:editing-duration>
    <meta:editing-cycles>2</meta:editing-cycles>
    <meta:generator>LibreOffice/5.4.0.3$MacOSX_X86_64 LibreOffice_project/7556cbc6811c9d992f4064ab9287069087d7f62c</meta:generator>
    <meta:document-statistic meta:object-count="30"/>
  </office:meta>
</office:document-meta>
</file>